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11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5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Brain tabl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BRAIN TYPE</text:p>
          </table:table-cell>
          <table:table-cell office:value-type="string">
            <text:p>TL</text:p>
          </table:table-cell>
          <table:table-cell office:value-type="string">
            <text:p>WT</text:p>
          </table:table-cell>
          <table:table-cell office:value-type="string">
            <text:p>VOL</text:p>
          </table:table-cell>
          <table:table-cell office:value-type="string">
            <text:p>COST</text:p>
          </table:table-cell>
          <table:table-cell office:value-type="string">
            <text:p>POW</text:p>
          </table:table-cell>
          <table:table-cell office:value-type="string">
            <text:p>LC</text:p>
          </table:table-cell>
          <table:table-cell office:value-type="string">
            <text:p>COMP</text:p>
          </table:table-cell>
          <table:table-cell office:value-type="string">
            <text:p>PTS</text:p>
          </table:table-cell>
          <table:table-cell table:number-columns-repeated="1015"/>
        </table:table-row>
        <table:table-row table:style-name="ro1">
          <table:table-cell office:value-type="string">
            <text:p>Tiny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neg</text:p>
          </table:table-cell>
          <table:table-cell office:value-type="float" office:value="6">
            <text:p>6</text:p>
          </table:table-cell>
          <table:table-cell office:value-type="string">
            <text:p>TL-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float" office:value="1000">
            <text:p>1000</text:p>
          </table:table-cell>
          <table:table-cell office:value-type="string">
            <text:p>neg</text:p>
          </table:table-cell>
          <table:table-cell office:value-type="float" office:value="6">
            <text:p>6</text:p>
          </table:table-cell>
          <table:table-cell office:value-type="string">
            <text:p>TL-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andard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8">
            <text:p>0.8</text:p>
          </table:table-cell>
          <table:table-cell office:value-type="float" office:value="15000">
            <text:p>15000</text:p>
          </table:table-cell>
          <table:table-cell office:value-type="string">
            <text:p>neg</text:p>
          </table:table-cell>
          <table:table-cell office:value-type="float" office:value="6">
            <text:p>6</text:p>
          </table:table-cell>
          <table:table-cell office:value-type="string">
            <text:p>TL-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icroframe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40000">
            <text:p>40000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string">
            <text:p>TL-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inframe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L-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croframe</text:p>
          </table:table-cell>
          <table:table-cell office:value-type="float" office:value="7">
            <text:p>7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1000000">
            <text:p>1000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TL-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MODIFIER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7 – 8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9</text:p>
          </table:table-cell>
          <table:table-cell/>
          <table:table-cell table:number-columns-repeated="3" office:value-type="string">
            <text:p>½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10</text:p>
          </table:table-cell>
          <table:table-cell/>
          <table:table-cell table:number-columns-repeated="3" office:value-type="string">
            <text:p>¼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11</text:p>
          </table:table-cell>
          <table:table-cell/>
          <table:table-cell table:number-columns-repeated="3" office:value-type="string">
            <text:p>1/5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12</text:p>
          </table:table-cell>
          <table:table-cell/>
          <table:table-cell table:number-columns-repeated="3" office:value-type="string">
            <text:p>1/6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TL 13</text:p>
          </table:table-cell>
          <table:table-cell/>
          <table:table-cell table:number-columns-repeated="3" office:value-type="string">
            <text:p>1/7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OPTIONS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string">
            <text:p>Bio Computer</text:p>
          </table:table-cell>
          <table:table-cell office:value-type="string">
            <text:p>8*</text:p>
          </table:table-cell>
          <table:table-cell table:number-columns-repeated="2" office:value-type="string">
            <text:p>3/2</text:p>
          </table:table-cell>
          <table:table-cell office:value-type="string">
            <text:p>5</text:p>
          </table:table-cell>
          <table:table-cell/>
          <table:table-cell office:value-type="string">
            <text:p>-1</text:p>
          </table:table-cell>
          <table:table-cell office:value-type="string">
            <text:p>+1</text:p>
          </table:table-cell>
          <table:table-cell office:value-type="string">
            <text:p>-5</text:p>
          </table:table-cell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Compact</text:p>
          </table:table-cell>
          <table:table-cell office:value-type="string">
            <text:p>7</text:p>
          </table:table-cell>
          <table:table-cell table:number-columns-repeated="2" office:value-type="string">
            <text:p>½</text:p>
          </table:table-cell>
          <table:table-cell office:value-type="string">
            <text:p>2</text:p>
          </table:table-cell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Dumb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office:value-type="string">
            <text:p>1/5</text:p>
          </table:table-cell>
          <table:table-cell table:number-columns-repeated="2"/>
          <table:table-cell office:value-type="string">
            <text:p>-1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Extra ROM slots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office:value-type="string">
            <text:p>3/2</text:p>
          </table:table-cell>
          <table:table-cell table:number-columns-repeated="1019"/>
        </table:table-row>
        <table:table-row table:style-name="ro1">
          <table:table-cell office:value-type="string">
            <text:p>Genius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office:value-type="string">
            <text:p>7</text:p>
          </table:table-cell>
          <table:table-cell/>
          <table:table-cell office:value-type="string">
            <text:p>-1</text:p>
          </table:table-cell>
          <table:table-cell office:value-type="string">
            <text:p>+1</text:p>
          </table:table-cell>
          <table:table-cell table:number-columns-repeated="1016"/>
        </table:table-row>
        <table:table-row table:style-name="ro1">
          <table:table-cell office:value-type="string">
            <text:p>Hardened</text:p>
          </table:table-cell>
          <table:table-cell office:value-type="string">
            <text:p>7</text:p>
          </table:table-cell>
          <table:table-cell table:number-columns-repeated="2" office:value-type="string">
            <text:p>3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High Capacity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office:value-type="string">
            <text:p>3/2</text:p>
          </table:table-cell>
          <table:table-cell table:number-columns-repeated="1019"/>
        </table:table-row>
        <table:table-row table:style-name="ro1">
          <table:table-cell office:value-type="string">
            <text:p>Neural-Net</text:p>
          </table:table-cell>
          <table:table-cell office:value-type="string">
            <text:p>8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3"/>
          <table:table-cell office:value-type="string">
            <text:p>70</text:p>
          </table:table-cell>
          <table:table-cell table:number-columns-repeated="1015"/>
        </table:table-row>
        <table:table-row table:style-name="ro1">
          <table:table-cell office:value-type="string">
            <text:p>DX+1</text:p>
          </table:table-cell>
          <table:table-cell office:value-type="string">
            <text:p>7</text:p>
          </table:table-cell>
          <table:table-cell table:number-columns-repeated="2" office:value-type="string">
            <text:p>1</text:p>
          </table:table-cell>
          <table:table-cell office:value-type="string">
            <text:p>3/2</text:p>
          </table:table-cell>
          <table:table-cell table:number-columns-repeated="1019"/>
        </table:table-row>
        <table:table-row table:style-name="ro1">
          <table:table-cell office:value-type="string">
            <text:p>DX+2</text:p>
          </table:table-cell>
          <table:table-cell office:value-type="string">
            <text:p>8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X+3</text:p>
          </table:table-cell>
          <table:table-cell office:value-type="string">
            <text:p>9</text:p>
          </table:table-cell>
          <table:table-cell table:number-columns-repeated="2" office:value-type="string">
            <text:p>1</text:p>
          </table:table-cell>
          <table:table-cell office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Sentient</text:p>
          </table:table-cell>
          <table:table-cell office:value-type="string">
            <text:p>10</text:p>
          </table:table-cell>
          <table:table-cell table:number-columns-repeated="2" office:value-type="string">
            <text:p>1</text:p>
          </table:table-cell>
          <table:table-cell office:value-type="string">
            <text:p>3</text:p>
          </table:table-cell>
          <table:table-cell/>
          <table:table-cell office:value-type="string">
            <text:p>-1</text:p>
          </table:table-cell>
          <table:table-cell/>
          <table:table-cell office:value-type="string">
            <text:p>100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" table:style-name="ta1" table:print="false">
        <table:table-column table:style-name="co11" table:default-cell-style-name="ce1"/>
        <table:table-column table:style-name="co10" table:number-columns-repeated="1023" table:default-cell-style-name="ce1"/>
        <table:table-row table:style-name="ro1">
          <table:table-cell office:value-type="string">
            <text:p>TYPE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OW</text:p>
          </table:table-cell>
          <table:table-cell/>
          <table:table-cell office:value-type="string">
            <text:p>DECIBELS </text:p>
          </table:table-cell>
          <table:table-cell table:number-columns-repeated="1017"/>
        </table:table-row>
        <table:table-row table:style-name="ro1">
          <table:table-cell office:value-type="string">
            <text:p>Basic Sensors</text:p>
          </table:table-cell>
          <table:table-cell office:value-type="float" office:value="7">
            <text:p>7</text:p>
          </table:table-cell>
          <table:table-cell office:value-type="string">
            <text:p>5</text:p>
          </table:table-cell>
          <table:table-cell office:value-type="string">
            <text:p>40000</text:p>
          </table:table-cell>
          <table:table-cell office:value-type="string">
            <text:p>0</text:p>
          </table:table-cell>
          <table:table-cell/>
          <table:table-cell office:value-type="string">
            <text:p>10</text:p>
          </table:table-cell>
          <table:table-cell office:value-type="string">
            <text:p>Leaves rustlin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2</text:p>
          </table:table-cell>
          <table:table-cell office:value-type="string">
            <text:p>10000</text:p>
          </table:table-cell>
          <table:table-cell office:value-type="string">
            <text:p>0</text:p>
          </table:table-cell>
          <table:table-cell/>
          <table:table-cell office:value-type="string">
            <text:p>20</text:p>
          </table:table-cell>
          <table:table-cell office:value-type="string">
            <text:p>Whispered convers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</text:p>
          </table:table-cell>
          <table:table-cell office:value-type="string">
            <text:p>5000</text:p>
          </table:table-cell>
          <table:table-cell office:value-type="string">
            <text:p>0</text:p>
          </table:table-cell>
          <table:table-cell/>
          <table:table-cell office:value-type="string">
            <text:p>30</text:p>
          </table:table-cell>
          <table:table-cell office:value-type="string">
            <text:p>Normal conversatio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½</text:p>
          </table:table-cell>
          <table:table-cell office:value-type="string">
            <text:p>2500</text:p>
          </table:table-cell>
          <table:table-cell office:value-type="string">
            <text:p>0</text:p>
          </table:table-cell>
          <table:table-cell/>
          <table:table-cell office:value-type="string">
            <text:p>40</text:p>
          </table:table-cell>
          <table:table-cell office:value-type="string">
            <text:p>Light traffic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1+</text:p>
          </table:table-cell>
          <table:table-cell office:value-type="string">
            <text:p>¼</text:p>
          </table:table-cell>
          <table:table-cell office:value-type="string">
            <text:p>1250</text:p>
          </table:table-cell>
          <table:table-cell office:value-type="string">
            <text:p>0</text:p>
          </table:table-cell>
          <table:table-cell/>
          <table:table-cell office:value-type="string">
            <text:p>50</text:p>
          </table:table-cell>
          <table:table-cell office:value-type="string">
            <text:p>Loud conversatio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60</text:p>
          </table:table-cell>
          <table:table-cell office:value-type="string">
            <text:p>Noisy office</text:p>
          </table:table-cell>
          <table:table-cell table:number-columns-repeated="1016"/>
        </table:table-row>
        <table:table-row table:style-name="ro1">
          <table:table-cell office:value-type="string">
            <text:p>VISUAL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/>
          <table:table-cell office:value-type="string">
            <text:p>70</text:p>
          </table:table-cell>
          <table:table-cell office:value-type="string">
            <text:p>Normal traffic</text:p>
          </table:table-cell>
          <table:table-cell table:number-columns-repeated="1016"/>
        </table:table-row>
        <table:table-row table:style-name="ro1">
          <table:table-cell office:value-type="string">
            <text:p>Acute Vision +1 to +5</text:p>
          </table:table-cell>
          <table:table-cell office:value-type="string">
            <text:p>7</text:p>
          </table:table-cell>
          <table:table-cell/>
          <table:table-cell office:value-type="string">
            <text:p>+10%*</text:p>
          </table:table-cell>
          <table:table-cell office:value-type="string">
            <text:p>2*</text:p>
          </table:table-cell>
          <table:table-cell/>
          <table:table-cell office:value-type="string">
            <text:p>80</text:p>
          </table:table-cell>
          <table:table-cell office:value-type="string">
            <text:p>Loud music, gunshot</text:p>
          </table:table-cell>
          <table:table-cell table:number-columns-repeated="1016"/>
        </table:table-row>
        <table:table-row table:style-name="ro1">
          <table:table-cell office:value-type="string">
            <text:p>Blind**</text:p>
          </table:table-cell>
          <table:table-cell office:value-type="string">
            <text:p>7</text:p>
          </table:table-cell>
          <table:table-cell office:value-type="string">
            <text:p>1/2</text:p>
          </table:table-cell>
          <table:table-cell office:value-type="string">
            <text:p>-50%</text:p>
          </table:table-cell>
          <table:table-cell office:value-type="string">
            <text:p>-50</text:p>
          </table:table-cell>
          <table:table-cell/>
          <table:table-cell office:value-type="string">
            <text:p>90</text:p>
          </table:table-cell>
          <table:table-cell office:value-type="string">
            <text:p>Thunder, auto fire, heavy traffic</text:p>
          </table:table-cell>
          <table:table-cell table:number-columns-repeated="1016"/>
        </table:table-row>
        <table:table-row table:style-name="ro2">
          <table:table-cell office:value-type="string">
            <text:p>Color Blind</text:p>
          </table:table-cell>
          <table:table-cell office:value-type="string">
            <text:p>7</text:p>
          </table:table-cell>
          <table:table-cell/>
          <table:table-cell office:value-type="string">
            <text:p>-10%</text:p>
          </table:table-cell>
          <table:table-cell office:value-type="string">
            <text:p>-10</text:p>
          </table:table-cell>
          <table:table-cell/>
          <table:table-cell office:value-type="string">
            <text:p>100</text:p>
          </table:table-cell>
          <table:table-cell office:value-type="string">
            <text:p>Jet plane at takeoff</text:p>
          </table:table-cell>
          <table:table-cell table:number-columns-repeated="1016"/>
        </table:table-row>
        <table:table-row table:style-name="ro1">
          <table:table-cell office:value-type="string">
            <text:p>Independently Focusable</text:p>
          </table:table-cell>
          <table:table-cell office:value-type="string">
            <text:p>7</text:p>
          </table:table-cell>
          <table:table-cell/>
          <table:table-cell office:value-type="string">
            <text:p>+50%</text:p>
          </table:table-cell>
          <table:table-cell office:value-type="string">
            <text:p>15</text:p>
          </table:table-cell>
          <table:table-cell/>
          <table:table-cell office:value-type="string">
            <text:p>110</text:p>
          </table:table-cell>
          <table:table-cell office:value-type="string">
            <text:p>Live rock band</text:p>
          </table:table-cell>
          <table:table-cell table:number-columns-repeated="1016"/>
        </table:table-row>
        <table:table-row table:style-name="ro2">
          <table:table-cell office:value-type="string">
            <text:p>Infrared Vision</text:p>
          </table:table-cell>
          <table:table-cell office:value-type="string">
            <text:p>7</text:p>
          </table:table-cell>
          <table:table-cell office:value-type="string">
            <text:p>6/5</text:p>
          </table:table-cell>
          <table:table-cell office:value-type="string">
            <text:p>+5%</text:p>
          </table:table-cell>
          <table:table-cell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Laser Range Finder</text:p>
          </table:table-cell>
          <table:table-cell office:value-type="string">
            <text:p>7</text:p>
          </table:table-cell>
          <table:table-cell office:value-type="string">
            <text:p>3/2</text:p>
          </table:table-cell>
          <table:table-cell office:value-type="string">
            <text:p>+5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Low-Res Vision</text:p>
          </table:table-cell>
          <table:table-cell office:value-type="string">
            <text:p>7</text:p>
          </table:table-cell>
          <table:table-cell office:value-type="string">
            <text:p>4/5</text:p>
          </table:table-cell>
          <table:table-cell office:value-type="string">
            <text:p>-20%</text:p>
          </table:table-cell>
          <table:table-cell office:value-type="string">
            <text:p>-25</text:p>
          </table:table-cell>
          <table:table-cell table:number-columns-repeated="1019"/>
        </table:table-row>
        <table:table-row table:style-name="ro1">
          <table:table-cell office:value-type="string">
            <text:p>Microscopic Vision</text:p>
          </table:table-cell>
          <table:table-cell office:value-type="string">
            <text:p>7</text:p>
          </table:table-cell>
          <table:table-cell office:value-type="string">
            <text:p>11/10</text:p>
          </table:table-cell>
          <table:table-cell office:value-type="string">
            <text:p>+10%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Night Vision</text:p>
          </table:table-cell>
          <table:table-cell office:value-type="string">
            <text:p>7</text:p>
          </table:table-cell>
          <table:table-cell/>
          <table:table-cell office:value-type="string">
            <text:p>+1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One Eye</text:p>
          </table:table-cell>
          <table:table-cell office:value-type="string">
            <text:p>7**</text:p>
          </table:table-cell>
          <table:table-cell office:value-type="string">
            <text:p>8/10</text:p>
          </table:table-cell>
          <table:table-cell office:value-type="string">
            <text:p>-20%</text:p>
          </table:table-cell>
          <table:table-cell office:value-type="string">
            <text:p>-10</text:p>
          </table:table-cell>
          <table:table-cell table:number-columns-repeated="1019"/>
        </table:table-row>
        <table:table-row table:style-name="ro1">
          <table:table-cell office:value-type="string">
            <text:p>Peripheral Vision</text:p>
          </table:table-cell>
          <table:table-cell office:value-type="string">
            <text:p>7</text:p>
          </table:table-cell>
          <table:table-cell/>
          <table:table-cell office:value-type="string">
            <text:p>+20%</text:p>
          </table:table-cell>
          <table:table-cell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Retina Printer</text:p>
          </table:table-cell>
          <table:table-cell office:value-type="string">
            <text:p>9</text:p>
          </table:table-cell>
          <table:table-cell/>
          <table:table-cell office:value-type="string">
            <text:p>+10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pectrum Vision</text:p>
          </table:table-cell>
          <table:table-cell office:value-type="string">
            <text:p>10</text:p>
          </table:table-cell>
          <table:table-cell office:value-type="string">
            <text:p>16/10</text:p>
          </table:table-cell>
          <table:table-cell office:value-type="string">
            <text:p>+60%</text:p>
          </table:table-cell>
          <table:table-cell office:value-type="string">
            <text:p>40</text:p>
          </table:table-cell>
          <table:table-cell table:number-columns-repeated="1019"/>
        </table:table-row>
        <table:table-row table:style-name="ro1">
          <table:table-cell office:value-type="string">
            <text:p>Telescopic Zoom 1 – 5</text:p>
          </table:table-cell>
          <table:table-cell office:value-type="string">
            <text:p>7</text:p>
          </table:table-cell>
          <table:table-cell office:value-type="string">
            <text:p>+1/5 each</text:p>
          </table:table-cell>
          <table:table-cell office:value-type="string">
            <text:p>+10%*</text:p>
          </table:table-cell>
          <table:table-cell office:value-type="string">
            <text:p>6*</text:p>
          </table:table-cell>
          <table:table-cell table:number-columns-repeated="1019"/>
        </table:table-row>
        <table:table-row table:style-name="ro2">
          <table:table-cell office:value-type="string">
            <text:p>Thermographic Vision</text:p>
          </table:table-cell>
          <table:table-cell office:value-type="string">
            <text:p>8</text:p>
          </table:table-cell>
          <table:table-cell office:value-type="string">
            <text:p>3/2</text:p>
          </table:table-cell>
          <table:table-cell office:value-type="string">
            <text:p>+20%</text:p>
          </table:table-cell>
          <table:table-cell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360 Degree Vision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+20%</text:p>
          </table:table-cell>
          <table:table-cell office:value-type="string">
            <text:p>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UDIO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Acute Hearing +1 to +5</text:p>
          </table:table-cell>
          <table:table-cell office:value-type="string">
            <text:p>7</text:p>
          </table:table-cell>
          <table:table-cell/>
          <table:table-cell office:value-type="string">
            <text:p>+5%*</text:p>
          </table:table-cell>
          <table:table-cell office:value-type="string">
            <text:p>2*</text:p>
          </table:table-cell>
          <table:table-cell table:number-columns-repeated="1019"/>
        </table:table-row>
        <table:table-row table:style-name="ro1">
          <table:table-cell office:value-type="string">
            <text:p>Deaf</text:p>
          </table:table-cell>
          <table:table-cell office:value-type="string">
            <text:p>7**</text:p>
          </table:table-cell>
          <table:table-cell table:number-columns-repeated="2" office:value-type="string">
            <text:p>-30%</text:p>
          </table:table-cell>
          <table:table-cell office:value-type="string">
            <text:p>-20</text:p>
          </table:table-cell>
          <table:table-cell table:number-columns-repeated="1019"/>
        </table:table-row>
        <table:table-row table:style-name="ro2">
          <table:table-cell office:value-type="string">
            <text:p>Low-Res Hearing</text:p>
          </table:table-cell>
          <table:table-cell office:value-type="string">
            <text:p>7</text:p>
          </table:table-cell>
          <table:table-cell table:number-columns-repeated="2" office:value-type="string">
            <text:p>-20%</text:p>
          </table:table-cell>
          <table:table-cell office:value-type="string">
            <text:p>-10</text:p>
          </table:table-cell>
          <table:table-cell table:number-columns-repeated="1019"/>
        </table:table-row>
        <table:table-row table:style-name="ro1">
          <table:table-cell office:value-type="string">
            <text:p>Parabolic Hearing 1 to 5</text:p>
          </table:table-cell>
          <table:table-cell office:value-type="string">
            <text:p>7</text:p>
          </table:table-cell>
          <table:table-cell table:number-columns-repeated="2" office:value-type="string">
            <text:p>+10%*</text:p>
          </table:table-cell>
          <table:table-cell office:value-type="string">
            <text:p>4*</text:p>
          </table:table-cell>
          <table:table-cell table:number-columns-repeated="1019"/>
        </table:table-row>
        <table:table-row table:style-name="ro1">
          <table:table-cell office:value-type="string">
            <text:p>Infrasonic Hearing</text:p>
          </table:table-cell>
          <table:table-cell office:value-type="string">
            <text:p>7</text:p>
          </table:table-cell>
          <table:table-cell table:number-columns-repeated="2" office:value-type="string">
            <text:p>+1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Ultrasonic Hearing</text:p>
          </table:table-cell>
          <table:table-cell office:value-type="string">
            <text:p>7</text:p>
          </table:table-cell>
          <table:table-cell table:number-columns-repeated="2" office:value-type="string">
            <text:p>+1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Super-Hearing</text:p>
          </table:table-cell>
          <table:table-cell office:value-type="string">
            <text:p>7</text:p>
          </table:table-cell>
          <table:table-cell office:value-type="string">
            <text:p>+70%</text:p>
          </table:table-cell>
          <table:table-cell office:value-type="string">
            <text:p>+95%</text:p>
          </table:table-cell>
          <table:table-cell office:value-type="string">
            <text:p>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LFACTORY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Acute Taste &amp; Smell +1 to +5</text:p>
          </table:table-cell>
          <table:table-cell office:value-type="string">
            <text:p>7</text:p>
          </table:table-cell>
          <table:table-cell/>
          <table:table-cell office:value-type="string">
            <text:p>+5%*</text:p>
          </table:table-cell>
          <table:table-cell office:value-type="string">
            <text:p>2*</text:p>
          </table:table-cell>
          <table:table-cell table:number-columns-repeated="1019"/>
        </table:table-row>
        <table:table-row table:style-name="ro1">
          <table:table-cell office:value-type="string">
            <text:p>Discriminatory Smell</text:p>
          </table:table-cell>
          <table:table-cell office:value-type="string">
            <text:p>7</text:p>
          </table:table-cell>
          <table:table-cell office:value-type="string">
            <text:p>+20%</text:p>
          </table:table-cell>
          <table:table-cell office:value-type="string">
            <text:p>+40%</text:p>
          </table:table-cell>
          <table:table-cell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Discriminatory Taste</text:p>
          </table:table-cell>
          <table:table-cell office:value-type="string">
            <text:p>7</text:p>
          </table:table-cell>
          <table:table-cell office:value-type="string">
            <text:p>+10%</text:p>
          </table:table-cell>
          <table:table-cell office:value-type="string">
            <text:p>+20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No Sense of Smell/Taste</text:p>
          </table:table-cell>
          <table:table-cell office:value-type="string">
            <text:p>7**</text:p>
          </table:table-cell>
          <table:table-cell table:number-columns-repeated="2" office:value-type="string">
            <text:p>-20%</text:p>
          </table:table-cell>
          <table:table-cell office:value-type="string">
            <text:p>-5</text:p>
          </table:table-cell>
          <table:table-cell table:number-columns-repeated="1019"/>
        </table:table-row>
        <table:table-row table:style-name="ro1">
          <table:table-cell office:value-type="string">
            <text:p>Smoke Detector</text:p>
          </table:table-cell>
          <table:table-cell office:value-type="string">
            <text:p>7</text:p>
          </table:table-cell>
          <table:table-cell table:number-columns-repeated="2" office:value-type="string">
            <text:p>+10%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ECIAL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2">
          <table:table-cell office:value-type="string">
            <text:p>Codereader</text:p>
          </table:table-cell>
          <table:table-cell office:value-type="string">
            <text:p>7</text:p>
          </table:table-cell>
          <table:table-cell office:value-type="string">
            <text:p>+20%</text:p>
          </table:table-cell>
          <table:table-cell office:value-type="string">
            <text:p>+1%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Hypno-Eye</text:p>
          </table:table-cell>
          <table:table-cell office:value-type="string">
            <text:p>9</text:p>
          </table:table-cell>
          <table:table-cell office:value-type="string">
            <text:p>+50%</text:p>
          </table:table-cell>
          <table:table-cell office:value-type="string">
            <text:p>+100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Ladar, Imaging</text:p>
          </table:table-cell>
          <table:table-cell office:value-type="string">
            <text:p>8</text:p>
          </table:table-cell>
          <table:table-cell office:value-type="string">
            <text:p>+100%*</text:p>
          </table:table-cell>
          <table:table-cell office:value-type="string">
            <text:p>+25%*</text:p>
          </table:table-cell>
          <table:table-cell office:value-type="string">
            <text:p>50/5*</text:p>
          </table:table-cell>
          <table:table-cell table:number-columns-repeated="1019"/>
        </table:table-row>
        <table:table-row table:style-name="ro1">
          <table:table-cell office:value-type="string">
            <text:p>Radar/Laser Locator</text:p>
          </table:table-cell>
          <table:table-cell office:value-type="string">
            <text:p>7</text:p>
          </table:table-cell>
          <table:table-cell office:value-type="string">
            <text:p>+100%</text:p>
          </table:table-cell>
          <table:table-cell office:value-type="string">
            <text:p>+5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Radar, Imaging</text:p>
          </table:table-cell>
          <table:table-cell office:value-type="string">
            <text:p>8</text:p>
          </table:table-cell>
          <table:table-cell office:value-type="string">
            <text:p>+100%*</text:p>
          </table:table-cell>
          <table:table-cell office:value-type="string">
            <text:p>+25%*</text:p>
          </table:table-cell>
          <table:table-cell office:value-type="string">
            <text:p>50/5*</text:p>
          </table:table-cell>
          <table:table-cell table:number-columns-repeated="1019"/>
        </table:table-row>
        <table:table-row table:style-name="ro1">
          <table:table-cell office:value-type="string">
            <text:p>Radar, Search</text:p>
          </table:table-cell>
          <table:table-cell office:value-type="string">
            <text:p>7</text:p>
          </table:table-cell>
          <table:table-cell office:value-type="string">
            <text:p>+100%*</text:p>
          </table:table-cell>
          <table:table-cell office:value-type="string">
            <text:p>+10%*</text:p>
          </table:table-cell>
          <table:table-cell office:value-type="string">
            <text:p>5*</text:p>
          </table:table-cell>
          <table:table-cell table:number-columns-repeated="1019"/>
        </table:table-row>
        <table:table-row table:style-name="ro1">
          <table:table-cell office:value-type="string">
            <text:p>Radiation Detector</text:p>
          </table:table-cell>
          <table:table-cell office:value-type="string">
            <text:p>7</text:p>
          </table:table-cell>
          <table:table-cell office:value-type="string">
            <text:p>+10%</text:p>
          </table:table-cell>
          <table:table-cell office:value-type="string">
            <text:p>+1%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Bio Scanner</text:p>
          </table:table-cell>
          <table:table-cell office:value-type="string">
            <text:p>9</text:p>
          </table:table-cell>
          <table:table-cell office:value-type="string">
            <text:p>+100%</text:p>
          </table:table-cell>
          <table:table-cell office:value-type="string">
            <text:p>+20%</text:p>
          </table:table-cell>
          <table:table-cell office:value-type="string">
            <text:p>20</text:p>
          </table:table-cell>
          <table:table-cell table:number-columns-repeated="1019"/>
        </table:table-row>
        <table:table-row table:style-name="ro1">
          <table:table-cell office:value-type="string">
            <text:p>Chem Scanner</text:p>
          </table:table-cell>
          <table:table-cell office:value-type="string">
            <text:p>9</text:p>
          </table:table-cell>
          <table:table-cell office:value-type="string">
            <text:p>+100%</text:p>
          </table:table-cell>
          <table:table-cell office:value-type="string">
            <text:p>+2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Rad Scanner</text:p>
          </table:table-cell>
          <table:table-cell office:value-type="string">
            <text:p>9</text:p>
          </table:table-cell>
          <table:table-cell office:value-type="string">
            <text:p>+100%</text:p>
          </table:table-cell>
          <table:table-cell office:value-type="string">
            <text:p>+2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hree in One Scanner</text:p>
          </table:table-cell>
          <table:table-cell office:value-type="string">
            <text:p>9</text:p>
          </table:table-cell>
          <table:table-cell office:value-type="string">
            <text:p>+300%</text:p>
          </table:table-cell>
          <table:table-cell office:value-type="string">
            <text:p>+60%</text:p>
          </table:table-cell>
          <table:table-cell office:value-type="string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Sonar, Active</text:p>
          </table:table-cell>
          <table:table-cell office:value-type="string">
            <text:p>7</text:p>
          </table:table-cell>
          <table:table-cell office:value-type="string">
            <text:p>+100%*</text:p>
          </table:table-cell>
          <table:table-cell office:value-type="string">
            <text:p>+20%*</text:p>
          </table:table-cell>
          <table:table-cell office:value-type="string">
            <text:p>25/5*</text:p>
          </table:table-cell>
          <table:table-cell table:number-columns-repeated="1019"/>
        </table:table-row>
        <table:table-row table:style-name="ro2">
          <table:table-cell office:value-type="string">
            <text:p>Xadar, Imaging</text:p>
          </table:table-cell>
          <table:table-cell office:value-type="string">
            <text:p>12</text:p>
          </table:table-cell>
          <table:table-cell table:number-columns-repeated="2" office:value-type="string">
            <text:p>+300%*</text:p>
          </table:table-cell>
          <table:table-cell office:value-type="string">
            <text:p>65/10*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</text:p>
          </table:table-cell>
          <table:table-cell office:value-type="string">
            <text:p>Per +1 or per level</text:p>
          </table:table-cell>
          <table:table-cell table:number-columns-repeated="1022"/>
        </table:table-row>
        <table:table-row table:style-name="ro1">
          <table:table-cell office:value-type="string">
            <text:p>**</text:p>
          </table:table-cell>
          <table:table-cell office:value-type="string">
            <text:p>Restrictions apply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" table:style-name="ta1" table:print="false">
        <table:table-column table:style-name="co12" table:default-cell-style-name="ce2"/>
        <table:table-column table:style-name="co10" table:number-columns-repeated="5" table:default-cell-style-name="ce2"/>
        <table:table-column table:style-name="co12" table:default-cell-style-name="ce2"/>
        <table:table-column table:style-name="co10" table:number-columns-repeated="1017" table:default-cell-style-name="ce2"/>
        <table:table-row table:style-name="ro1">
          <table:table-cell office:value-type="string">
            <text:p>TYPE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Basic comm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ICE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Bullhorn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+10%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isturbing voice</text:p>
          </table:table-cell>
          <table:table-cell office:value-type="float" office:value="7">
            <text:p>7</text:p>
          </table:table-cell>
          <table:table-cell office:value-type="string">
            <text:p>-80%</text:p>
          </table:table-cell>
          <table:table-cell office:value-type="string">
            <text:p>-50%</text:p>
          </table:table-cell>
          <table:table-cell office:value-type="string">
            <text:p>-10</text:p>
          </table:table-cell>
          <table:table-cell table:number-columns-repeated="1019"/>
        </table:table-row>
        <table:table-row table:style-name="ro1">
          <table:table-cell office:value-type="string">
            <text:p>Mute*</text:p>
          </table:table-cell>
          <table:table-cell office:value-type="float" office:value="7">
            <text:p>7</text:p>
          </table:table-cell>
          <table:table-cell/>
          <table:table-cell office:value-type="string">
            <text:p>-80%</text:p>
          </table:table-cell>
          <table:table-cell office:value-type="string">
            <text:p>-20</text:p>
          </table:table-cell>
          <table:table-cell table:number-columns-repeated="1019"/>
        </table:table-row>
        <table:table-row table:style-name="ro1">
          <table:table-cell office:value-type="string">
            <text:p>Silver tongue</text:p>
          </table:table-cell>
          <table:table-cell office:value-type="float" office:value="9">
            <text:p>9</text:p>
          </table:table-cell>
          <table:table-cell/>
          <table:table-cell office:value-type="string">
            <text:p>+5600%</text:p>
          </table:table-cell>
          <table:table-cell office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Superior voice</text:p>
          </table:table-cell>
          <table:table-cell office:value-type="float" office:value="7">
            <text:p>7</text:p>
          </table:table-cell>
          <table:table-cell/>
          <table:table-cell office:value-type="string">
            <text:p>+500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Ultrasonic speec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+100%</text:p>
          </table:table-cell>
          <table:table-cell office:value-type="string">
            <text:p>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DIO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Long Range Radio</text:p>
          </table:table-cell>
          <table:table-cell office:value-type="float" office:value="7">
            <text:p>7</text:p>
          </table:table-cell>
          <table:table-cell office:value-type="string">
            <text:p>+900%</text:p>
          </table:table-cell>
          <table:table-cell office:value-type="string">
            <text:p>+120%</text:p>
          </table:table-cell>
          <table:table-cell office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No Radio*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10%</text:p>
          </table:table-cell>
          <table:table-cell office:value-type="string">
            <text:p>-10</text:p>
          </table:table-cell>
          <table:table-cell table:number-columns-repeated="1019"/>
        </table:table-row>
        <table:table-row table:style-name="ro1">
          <table:table-cell office:value-type="string">
            <text:p>Medium Range Radio</text:p>
          </table:table-cell>
          <table:table-cell office:value-type="float" office:value="7">
            <text:p>7</text:p>
          </table:table-cell>
          <table:table-cell office:value-type="string">
            <text:p>+100%</text:p>
          </table:table-cell>
          <table:table-cell office:value-type="string">
            <text:p>+40%</text:p>
          </table:table-cell>
          <table:table-cell office:value-type="string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BLE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1">
          <table:table-cell office:value-type="string">
            <text:p>Extension Cable</text:p>
          </table:table-cell>
          <table:table-cell office:value-type="float" office:value="7">
            <text:p>7</text:p>
          </table:table-cell>
          <table:table-cell office:value-type="string">
            <text:p>+100%**</text:p>
          </table:table-cell>
          <table:table-cell office:value-type="string">
            <text:p>+10%**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No Cable Jack*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-10%</text:p>
          </table:table-cell>
          <table:table-cell office:value-type="string">
            <text:p>-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THER OPTIONS</text:p>
          </table:table-cell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office:value-type="string">
            <text:p>PTS</text:p>
          </table:table-cell>
          <table:table-cell table:number-columns-repeated="1019"/>
        </table:table-row>
        <table:table-row table:style-name="ro2">
          <table:table-cell office:value-type="string">
            <text:p>Infrared Com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+50%</text:p>
          </table:table-cell>
          <table:table-cell office:value-type="string">
            <text:p>5</text:p>
          </table:table-cell>
          <table:table-cell table:number-columns-repeated="1019"/>
        </table:table-row>
        <table:table-row table:style-name="ro2">
          <table:table-cell office:value-type="string">
            <text:p>Laserco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+1000%</text:p>
          </table:table-cell>
          <table:table-cell office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IFF</text:p>
          </table:table-cell>
          <table:table-cell office:value-type="float" office:value="7">
            <text:p>7</text:p>
          </table:table-cell>
          <table:table-cell/>
          <table:table-cell office:value-type="string">
            <text:p>+100%</text:p>
          </table:table-cell>
          <table:table-cell office:value-type="string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Neutrino Com</text:p>
          </table:table-cell>
          <table:table-cell office:value-type="float" office:value="10">
            <text:p>10</text:p>
          </table:table-cell>
          <table:table-cell office:value-type="string">
            <text:p>+12000%</text:p>
          </table:table-cell>
          <table:table-cell office:value-type="string">
            <text:p>+16000%</text:p>
          </table:table-cell>
          <table:table-cell office:value-type="string">
            <text:p>15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 Motor" table:style-name="ta1" table:print="false">
        <table:table-column table:style-name="co13" table:default-cell-style-name="ce2"/>
        <table:table-column table:style-name="co10" table:number-columns-repeated="1023" table:default-cell-style-name="ce2"/>
        <table:table-row table:style-name="ro1">
          <table:table-cell office:value-type="string">
            <text:p>TL</text:p>
          </table:table-cell>
          <table:table-cell office:value-type="string">
            <text:p>WGT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.3</text:p>
          </table:table-cell>
          <table:table-cell office:value-type="string">
            <text:p>600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400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.15</text:p>
          </table:table-cell>
          <table:table-cell office:value-type="string">
            <text:p>300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200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.075</text:p>
          </table:table-cell>
          <table:table-cell office:value-type="string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12+</text:p>
          </table:table-cell>
          <table:table-cell office:value-type="string">
            <text:p>0.05</text:p>
          </table:table-cell>
          <table:table-cell office:value-type="string">
            <text:p>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IFIERS</text:p>
          </table:table-cell>
          <table:table-cell table:number-columns-repeated="2" office:value-type="string">
            <text:p>MULT</text:p>
          </table:table-cell>
          <table:table-cell table:number-columns-repeated="1021"/>
        </table:table-row>
        <table:table-row table:style-name="ro1">
          <table:table-cell office:value-type="string">
            <text:p>Bad Grip</text:p>
          </table:table-cell>
          <table:table-cell/>
          <table:table-cell office:value-type="string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Cheap</text:p>
          </table:table-cell>
          <table:table-cell office:value-type="string">
            <text:p>2</text:p>
          </table:table-cell>
          <table:table-cell office:value-type="string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Extensible</text:p>
          </table:table-cell>
          <table:table-cell table:number-columns-repeated="2" office:value-type="string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Micromanipulator</text:p>
          </table:table-cell>
          <table:table-cell/>
          <table:table-cell office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Extra Flexible</text:p>
          </table:table-cell>
          <table:table-cell table:number-columns-repeated="2" office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Retractable</text:p>
          </table:table-cell>
          <table:table-cell table:number-columns-repeated="2" office:value-type="string">
            <text:p>1.5</text:p>
          </table:table-cell>
          <table:table-cell table:number-columns-repeated="1021"/>
        </table:table-row>
        <table:table-row table:style-name="ro1">
          <table:table-cell office:value-type="string">
            <text:p>Rocket</text:p>
          </table:table-cell>
          <table:table-cell office:value-type="string">
            <text:p>1.5</text:p>
          </table:table-cell>
          <table:table-cell office:value-type="string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Striker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6/07/2012</text:date>, <text:time>05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erguson</meta:initial-creator>
    <meta:creation-date>2012-06-19T15:31:26.38</meta:creation-date>
    <dc:date>2012-07-06T05:13:41.23</dc:date>
    <dc:creator>Mark Ferguson</dc:creator>
    <meta:editing-duration>PT4H49M18S</meta:editing-duration>
    <meta:editing-cycles>10</meta:editing-cycles>
    <meta:generator>OpenOffice.org/3.4$Win32 OpenOffice.org_project/340m1$Build-9590</meta:generator>
    <meta:document-statistic meta:table-count="4" meta:cell-count="586" meta:object-count="0"/>
    <meta:user-defined meta:name="Info 1"/>
    <meta:user-defined meta:name="Info 2"/>
    <meta:user-defined meta:name="Info 3"/>
    <meta:user-defined meta:name="Info 4"/>
  </office:meta>
</office:document-meta>
</file>